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30000002392BDF3B8.png" manifest:media-type=""/>
  <manifest:file-entry manifest:full-path="Pictures/10000000000002830000003AF70A70BD.png" manifest:media-type=""/>
  <manifest:file-entry manifest:full-path="Pictures/2000001700003A9900000103411B433B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0" style:family="table">
      <style:table-properties style:width="17.013cm" fo:margin-left="0cm" table:align="left"/>
    </style:style>
    <style:style style:name="Tabela10.A" style:family="table-column">
      <style:table-column-properties style:column-width="5.666cm"/>
    </style:style>
    <style:style style:name="Tabela10.B" style:family="table-column">
      <style:table-column-properties style:column-width="7.756cm"/>
    </style:style>
    <style:style style:name="Tabela10.C" style:family="table-column">
      <style:table-column-properties style:column-width="3.591cm"/>
    </style:style>
    <style:style style:name="Tabela10.A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C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5.667cm" style:rel-column-width="21845*"/>
    </style:style>
    <style:style style:name="Tabela14.B" style:family="table-column">
      <style:table-column-properties style:column-width="11.333cm" style:rel-column-width="43690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0pt"/>
    </style:style>
    <style:style style:name="P4" style:family="paragraph" style:parent-style-name="Standard">
      <style:paragraph-properties fo:text-align="center" style:justify-single-word="false" text:number-lines="true" text:line-number="0"/>
      <style:text-properties style:font-name="Arial" fo:font-size="16pt" fo:font-weight="bold" style:font-size-asian="16pt" style:font-weight-asian="bold" style:font-name-complex="Arial" style:font-size-complex="16pt" style:font-weight-complex="normal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size="12pt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officeooo:paragraph-rsid="000b71a0" style:font-size-asian="12.25pt" style:font-weight-asian="bold" style:font-size-complex="14pt" style:font-weight-complex="bold"/>
    </style:style>
    <style:style style:name="P19" style:family="paragraph" style:parent-style-name="Standard">
      <style:text-properties officeooo:paragraph-rsid="000b71a0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2pt" officeooo:paragraph-rsid="000b71a0" style:font-size-asian="12pt" style:font-size-complex="12pt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Heading_20_2">
      <style:text-properties officeooo:paragraph-rsid="000ceb7b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Heading_20_2">
      <style:paragraph-properties fo:break-before="page"/>
      <style:text-properties officeooo:paragraph-rsid="000ceb7b"/>
    </style:style>
    <style:style style:name="P26" style:family="paragraph" style:parent-style-name="Heading_20_1" style:list-style-name=""/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paragraph-rsid="000b71a0"/>
    </style:style>
    <style:style style:name="P29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style:font-name="Times New Roman" fo:font-size="12pt" style:font-size-asian="12pt" style:font-size-complex="12pt"/>
    </style:style>
    <style:style style:name="P30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font-size="12pt" fo:font-weight="normal" officeooo:paragraph-rsid="000b71a0" style:font-size-asian="12pt" style:font-weight-asian="normal" style:font-size-complex="12pt" style:font-weight-complex="normal"/>
    </style:style>
    <style:style style:name="P32" style:family="paragraph" style:parent-style-name="Text_20_body">
      <style:text-properties officeooo:paragraph-rsid="000ceb7b"/>
    </style:style>
    <style:style style:name="P33" style:family="paragraph" style:parent-style-name="Text_20_body">
      <style:text-properties officeooo:paragraph-rsid="000ed1b2"/>
    </style:style>
    <style:style style:name="P34" style:family="paragraph" style:parent-style-name="Text_20_body" style:list-style-name="L1">
      <style:text-properties officeooo:paragraph-rsid="000ceb7b"/>
    </style:style>
    <style:style style:name="P35" style:family="paragraph" style:parent-style-name="Text_20_body" style:list-style-name="L1">
      <style:text-properties officeooo:paragraph-rsid="000ed1b2"/>
    </style:style>
    <style:style style:name="T1" style:family="text">
      <style:text-properties fo:font-size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71a0" style:font-weight-asian="bold" style:font-weight-complex="bold"/>
    </style:style>
    <style:style style:name="T4" style:family="text">
      <style:text-properties fo:font-weight="bold" style:font-size-asian="12pt" style:font-weight-asian="bold" style:font-size-complex="12pt" style:font-weight-complex="bold"/>
    </style:style>
    <style:style style:name="T5" style:family="text">
      <style:text-properties fo:font-size="14pt" style:font-size-asian="12.25pt" style:font-size-complex="14pt" style:font-weight-complex="bold"/>
    </style:style>
    <style:style style:name="T6" style:family="text">
      <style:text-properties style:font-size-asian="12pt" style:font-size-complex="12pt"/>
    </style:style>
    <style:style style:name="T7" style:family="text">
      <style:text-properties officeooo:rsid="000b71a0"/>
    </style:style>
    <style:style style:name="T8" style:family="text">
      <style:text-properties officeooo:rsid="000ceb7b"/>
    </style:style>
    <style:style style:name="T9" style:family="text">
      <style:text-properties fo:font-weight="normal" officeooo:rsid="000ceb7b" style:font-weight-asian="normal" style:font-weight-complex="normal"/>
    </style:style>
    <style:style style:name="T10" style:family="text">
      <style:text-properties fo:font-weight="normal" officeooo:rsid="000ed1b2" style:font-weight-asian="normal" style:font-weight-complex="normal"/>
    </style:style>
    <style:style style:name="T11" style:family="text">
      <style:text-properties officeooo:rsid="000ed1b2"/>
    </style:style>
    <style:style style:name="T12" style:family="text">
      <style:text-properties officeooo:rsid="00112a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Projeto: <text:span text:style-name="T5">Evolução Tecnológica do SINJ</text:span></text:p>
      <text:p text:style-name="P18"><text:span text:style-name="T7">Módulo: </text:span><text:span text:style-name="T12">Controle de Órgão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LIGHTBASE SERVIÇOS E CONSULTORIA EM SOFTWARE PÚBLICO</text:p>
      <text:p text:style-name="Standard"/>
      <text:p text:style-name="Standard"/>
      <text:p text:style-name="Standard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4">Sumário</text:p>
          </text:index-title>
          <text:p text:style-name="P15"><text:a xlink:type="simple" xlink:href="#__RefHeading__2794_442182380" text:style-name="Index_20_Link" text:visited-style-name="Index_20_Link">1. DESCRIÇÃO<text:tab/>3</text:a></text:p>
          <text:p text:style-name="P15"><text:a xlink:type="simple" xlink:href="#__RefHeading__2796_442182380" text:style-name="Index_20_Link" text:visited-style-name="Index_20_Link">2. CONTAGEM DE PONTOS DE FUNÇÃO<text:tab/>4</text:a></text:p>
          <text:p text:style-name="P16"><text:a xlink:type="simple" xlink:href="#__RefHeading__2798_442182380" text:style-name="Index_20_Link" text:visited-style-name="Index_20_Link">2.1 FUNÇÕES DE DADOS<text:tab/>4</text:a></text:p>
          <text:p text:style-name="P17"><text:a xlink:type="simple" xlink:href="#__RefHeading__2800_442182380" text:style-name="Index_20_Link" text:visited-style-name="Index_20_Link">2.1.1 Normas<text:tab/>4</text:a></text:p>
          <text:p text:style-name="P17"><text:a xlink:type="simple" xlink:href="#__RefHeading__2844_442182380" text:style-name="Index_20_Link" text:visited-style-name="Index_20_Link">2.1.2 DODFs<text:tab/>8</text:a></text:p>
          <text:p text:style-name="P17"><text:a xlink:type="simple" xlink:href="#__RefHeading__2846_442182380" text:style-name="Index_20_Link" text:visited-style-name="Index_20_Link">2.1.3 Origens<text:tab/>9</text:a></text:p>
          <text:p text:style-name="P17"><text:a xlink:type="simple" xlink:href="#__RefHeading__2848_442182380" text:style-name="Index_20_Link" text:visited-style-name="Index_20_Link">2.1.4 Tipos de Normas<text:tab/>10</text:a></text:p>
          <text:p text:style-name="P17"><text:a xlink:type="simple" xlink:href="#__RefHeading__2802_442182380" text:style-name="Index_20_Link" text:visited-style-name="Index_20_Link">2.1.5 Histórico de Pesquisa<text:tab/>11</text:a></text:p>
          <text:p text:style-name="P17"><text:a xlink:type="simple" xlink:href="#__RefHeading__2804_442182380" text:style-name="Index_20_Link" text:visited-style-name="Index_20_Link">2.1.6 Parâmetros do SINJ<text:tab/>12</text:a></text:p>
          <text:p text:style-name="P17"><text:a xlink:type="simple" xlink:href="#__RefHeading__2850_442182380" text:style-name="Index_20_Link" text:visited-style-name="Index_20_Link">2.1.6 Configurações do LBW Publica<text:tab/>13</text:a></text:p>
          <text:p text:style-name="P17"><text:a xlink:type="simple" xlink:href="#__RefHeading__2852_442182380" text:style-name="Index_20_Link" text:visited-style-name="Index_20_Link">2.1.6 Configurações do Data Daemon<text:tab/>14</text:a></text:p>
          <text:p text:style-name="P17"><text:a xlink:type="simple" xlink:href="#__RefHeading__5608_1496711095" text:style-name="Index_20_Link" text:visited-style-name="Index_20_Link">2.1.7 LBW Publica<text:tab/>15</text:a></text:p>
          <text:p text:style-name="P17"><text:a xlink:type="simple" xlink:href="#__RefHeading__5610_1496711095" text:style-name="Index_20_Link" text:visited-style-name="Index_20_Link">2.1.8 Data Daemon<text:tab/>20</text:a></text:p>
          <text:p text:style-name="P16"><text:a xlink:type="simple" xlink:href="#__RefHeading__2806_442182380" text:style-name="Index_20_Link" text:visited-style-name="Index_20_Link">2.2 FUNÇÕES TRANSACIONAIS<text:tab/>25</text:a></text:p>
          <text:p text:style-name="P17"><text:a xlink:type="simple" xlink:href="#__RefHeading__2808_442182380" text:style-name="Index_20_Link" text:visited-style-name="Index_20_Link">2.2.1 Pesquisa Simples de Normas<text:tab/>25</text:a></text:p>
          <text:p text:style-name="P17"><text:a xlink:type="simple" xlink:href="#__RefHeading__2810_442182380" text:style-name="Index_20_Link" text:visited-style-name="Index_20_Link">2.2.2 Pesquisa de Normas por Campos<text:tab/>26</text:a></text:p>
          <text:p text:style-name="P17"><text:a xlink:type="simple" xlink:href="#__RefHeading__2812_442182380" text:style-name="Index_20_Link" text:visited-style-name="Index_20_Link">2.2.3 Pesquisa Avançada de Normas<text:tab/>27</text:a></text:p>
          <text:p text:style-name="P17"><text:a xlink:type="simple" xlink:href="#__RefHeading__2854_442182380" text:style-name="Index_20_Link" text:visited-style-name="Index_20_Link">2.2.4 Pesquisa Simples de DODFs<text:tab/>28</text:a></text:p>
          <text:p text:style-name="P17"><text:a xlink:type="simple" xlink:href="#__RefHeading__2812_4421823801" text:style-name="Index_20_Link" text:visited-style-name="Index_20_Link">2.2.5 Pesquisa Avançada de DODFs<text:tab/>29</text:a></text:p>
          <text:p text:style-name="P17"><text:a xlink:type="simple" xlink:href="#__RefHeading__2856_442182380" text:style-name="Index_20_Link" text:visited-style-name="Index_20_Link">2.2.6 Exibir Norma<text:tab/>30</text:a></text:p>
          <text:p text:style-name="P17"><text:a xlink:type="simple" xlink:href="#__RefHeading__2858_442182380" text:style-name="Index_20_Link" text:visited-style-name="Index_20_Link">2.2.7 Exibir Texto da Norma<text:tab/>32</text:a></text:p>
          <text:p text:style-name="P17"><text:a xlink:type="simple" xlink:href="#__RefHeading__2860_442182380" text:style-name="Index_20_Link" text:visited-style-name="Index_20_Link">2.2.8 Baixar Texto da Norma<text:tab/>33</text:a></text:p>
          <text:p text:style-name="P17"><text:a xlink:type="simple" xlink:href="#__RefHeading__2862_442182380" text:style-name="Index_20_Link" text:visited-style-name="Index_20_Link">2.2.9 Exibir Texto do DODF<text:tab/>34</text:a></text:p>
          <text:p text:style-name="P17"><text:a xlink:type="simple" xlink:href="#__RefHeading__2864_442182380" text:style-name="Index_20_Link" text:visited-style-name="Index_20_Link">2.2.10 Baixar Texto do DODF<text:tab/>35</text:a></text:p>
          <text:p text:style-name="P17"><text:a xlink:type="simple" xlink:href="#__RefHeading__5614_1496711095" text:style-name="Index_20_Link" text:visited-style-name="Index_20_Link">2.2.11 Recuperar Pesquisa do Histórico<text:tab/>36</text:a></text:p>
          <text:p text:style-name="P17"><text:a xlink:type="simple" xlink:href="#__RefHeading__5616_1496711095" text:style-name="Index_20_Link" text:visited-style-name="Index_20_Link">2.2.12 Armazenar Pesquisa no Histórico<text:tab/>37</text:a></text:p>
          <text:p text:style-name="P17"><text:a xlink:type="simple" xlink:href="#__RefHeading__5618_1496711095" text:style-name="Index_20_Link" text:visited-style-name="Index_20_Link">2.2.13 Editar Pesquisa do Histórico<text:tab/>38</text:a></text:p>
          <text:p text:style-name="P17"><text:a xlink:type="simple" xlink:href="#__RefHeading__5620_1496711095" text:style-name="Index_20_Link" text:visited-style-name="Index_20_Link">2.2.14 Juntar Pesquisa do Histórico<text:tab/>39</text:a></text:p>
          <text:p text:style-name="P15"><text:a xlink:type="simple" xlink:href="#__RefHeading__2822_442182380" text:style-name="Index_20_Link" text:visited-style-name="Index_20_Link">3 TOTALIZAÇÃO DOS PONTOS DE FUNÇÃO<text:tab/>40</text:a></text:p>
        </text:index-body>
      </text:table-of-content>
      <text:p text:style-name="Standard"/>
      <text:p text:style-name="Standard"/>
      <text:p text:style-name="Standard"/>
      <text:h text:style-name="P26" text:outline-level="1"/>
      <text:h text:style-name="P27" text:outline-level="1"><text:bookmark-start text:name="__RefHeading__2794_442182380"/>1. DESCRIÇÃO<text:bookmark-end text:name="__RefHeading__2794_442182380"/></text:h>
      <text:p text:style-name="Standard"/>
      <text:p text:style-name="P5"><text:span text:style-name="T2">Responsáveis</text:span>: </text:p>
      <text:p text:style-name="P5">Douglas Stefe Lessa (Desenvolvimento e Projeto)</text:p>
      <text:p text:style-name="P5">Eduardo Lúcio Amorim Costa (Gerente de Projeto e Desenvolvimento)</text:p>
      <text:p text:style-name="P5"><text:span text:style-name="T2">Empresa</text:span>: BR Light LTDA</text:p>
      <text:p text:style-name="P7"><text:span text:style-name="T2">Cliente</text:span>: TCDF – Tribunal de Contas do Distrito Federal</text:p>
      <text:p text:style-name="P7"><text:span text:style-name="T2">Projeto</text:span>: SINJ - Evolução Tecnológica</text:p>
      <text:p text:style-name="P31"><text:span text:style-name="T3">Módulo:</text:span><text:span text:style-name="T7"> Vocabulário Controlado.</text:span></text:p>
      <text:p text:style-name="P8"><text:span text:style-name="T4">Descrição</text:span><text:span text:style-name="T6">:</text:span></text:p>
      <text:p text:style-name="P29">O projeto <text:span text:style-name="T7">de melhoria consiste em </text:span>reimplementa<text:span text:style-name="T7">r </text:span>o <text:span text:style-name="T12">Controle de Órgãos</text:span><text:span text:style-name="T7"> do SINJ,</text:span> que <text:span text:style-name="T7">poderá ser</text:span> compilada na plataforma “.<text:span text:style-name="T7">Net</text:span>” <text:span text:style-name="T7">ou “Mono”</text:span> que é uma implementação da plataforma “.Net” para sistema operacional Linux.</text:p>
      <text:p text:style-name="P20">Essa versão <text:span text:style-name="T7">atenderá às novas necessidades apresentadas pela atual demanda de cadastro de atos jurídicos. Este módulo, durante o processo de migração do SINJ para a nova plataforma, estará disponível na aplicação antiga, mas será migrada assim que forem concluídos os demais módulos.</text:span></text:p>
      <text:p text:style-name="P6"/>
      <text:p text:style-name="P9"/>
      <text:h text:style-name="P27" text:outline-level="1"><text:bookmark-start text:name="__RefHeading__2796_442182380"/>2. CONTAGEM DE PONTOS DE FUNÇÃO<text:bookmark-end text:name="__RefHeading__2796_442182380"/></text:h>
      <text:p text:style-name="Standard"/>
      <text:p text:style-name="Standard"/>
      <text:h text:style-name="Heading_20_2" text:outline-level="2"><text:bookmark-start text:name="__RefHeading__2798_442182380"/>2.1 FUNÇÕES DE DADOS<text:bookmark-end text:name="__RefHeading__2798_442182380"/></text:h>
      <text:p text:style-name="Standard"/>
      <text:h text:style-name="Heading_20_3" text:outline-level="3"/>
      <text:h text:style-name="P24" text:outline-level="2"><text:bookmark-start text:name="__RefHeading__2806_442182380"/>2.2 FUNÇÕES TRANSACIONAIS<text:bookmark-end text:name="__RefHeading__2806_442182380"/></text:h>
      <text:p text:style-name="Standard"/>
      <text:p text:style-name="Standard"/>
      <text:h text:style-name="Heading_20_3" text:outline-level="3"/>
      <text:h text:style-name="P27" text:outline-level="1"><text:bookmark-start text:name="__RefHeading__2822_442182380"/>3 TOTALIZAÇÃO DOS PONTOS DE FUNÇÃO<text:bookmark-end text:name="__RefHeading__2822_442182380"/></text:h>
      <text:p text:style-name="Standard"/>
      <text:p text:style-name="Standard">AFP = ADD * VAF</text:p>
      <text:p text:style-name="Standard"><text:tab/></text:p>
      <text:p text:style-name="Standard"><text:tab/><text:span text:style-name="T1">ADD é a contagem não ajustada das funções do projeto.</text:span></text:p>
      <text:p text:style-name="P3"><text:tab/>VAF é o fator de ajuste da contagem (Usar 1 conforme as regras do TCU).</text:p>
      <text:p text:style-name="P3"><text:tab/>AFP é o valor ajustado da contagem.</text:p>
      <text:p text:style-name="Standard"/>
      <text:p text:style-name="Standard"/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table:number-columns-spanned="3" office:value-type="string">
            <text:p text:style-name="P12">ADD</text:p>
          </table:table-cell>
          <table:covered-table-cell/>
          <table:covered-table-cell/>
        </table:table-row>
        <table:table-row>
          <table:table-cell table:style-name="Tabela10.A2" office:value-type="string">
            <text:p text:style-name="P10">Funções de Dados</text:p>
          </table:table-cell>
          <table:table-cell table:style-name="Tabela10.A2" office:value-type="string">
            <text:p text:style-name="P10">15 + 7 + 7 + 7 + 5 + 5 + 5 + 5 + 15 + 15</text:p>
          </table:table-cell>
          <table:table-cell table:style-name="Tabela10.C2" office:value-type="string">
            <text:p text:style-name="P10"/>
          </table:table-cell>
        </table:table-row>
        <table:table-row>
          <table:table-cell table:style-name="Tabela10.A2" office:value-type="string">
            <text:p text:style-name="P10">Funções Transacionais</text:p>
          </table:table-cell>
          <table:table-cell table:style-name="Tabela10.A2" office:value-type="string">
            <text:p text:style-name="P10">5 + 5 + 5 + 4 + 4 + 7 + 4 + 4 + 4 + 4 + 4 + 3 + 3 + 3</text:p>
          </table:table-cell>
          <table:table-cell table:style-name="Tabela10.C2" office:value-type="string">
            <text:p text:style-name="P10"/>
          </table:table-cell>
        </table:table-row>
        <table:table-row>
          <table:table-cell table:style-name="Tabela10.A2" table:number-columns-spanned="2" office:value-type="string">
            <text:p text:style-name="P11">TOTAL</text:p>
          </table:table-cell>
          <table:covered-table-cell/>
          <table:table-cell table:style-name="Tabela10.C4" office:value-type="float" office:value="0">
            <text:p text:style-name="P10">0</text:p>
          </table:table-cell>
        </table:table-row>
      </table:table>
      <text:p text:style-name="Standard"/>
      <text:p text:style-name="Standard"/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2">AFP</text:p>
          </table:table-cell>
          <table:covered-table-cell/>
        </table:table-row>
        <table:table-row>
          <table:table-cell table:style-name="Tabela14.A2" office:value-type="string">
            <text:p text:style-name="P10">ADD</text:p>
          </table:table-cell>
          <table:table-cell table:style-name="Tabela14.B2" office:value-type="string">
            <text:p text:style-name="P10"/>
          </table:table-cell>
        </table:table-row>
        <table:table-row>
          <table:table-cell table:style-name="Tabela14.A2" office:value-type="string">
            <text:p text:style-name="P10">VAF</text:p>
          </table:table-cell>
          <table:table-cell table:style-name="Tabela14.B2" office:value-type="string">
            <text:p text:style-name="P10"/>
          </table:table-cell>
        </table:table-row>
        <table:table-row>
          <table:table-cell table:style-name="Tabela14.A2" office:value-type="string">
            <text:p text:style-name="P13">TOTAL</text:p>
          </table:table-cell>
          <table:table-cell table:style-name="Tabela14.B4" table:formula="ooow:&lt;B2&gt;*&lt;B3&gt;" office:value-type="float" office:value="0">
            <text:p text:style-name="P13">0</text:p>
          </table:table-cell>
        </table:table-row>
      </table:table>
      <text:p text:style-name="Standard"/>
      <text:p text:style-name="Standard"/>
      <text:p text:style-name="P19"/>
      <text:h text:style-name="P28" text:outline-level="1"><text:span text:style-name="T7">4 REQUISITOS</text:span></text:h>
      <text:h text:style-name="P23" text:outline-level="2"><text:span text:style-name="T8">4.1 Requisitos Funcionais</text:span></text:h>
      <text:p text:style-name="P32"><text:span text:style-name="T8"/></text:p>
      <text:p text:style-name="P32"><text:span text:style-name="T8"/></text:p>
      <text:list xml:id="list2518513233635486158" text:style-name="L1">
        <text:list-item>
          <text:p text:style-name="P34"><text:span text:style-name="T8">Exibir os detalhes da hierarquia do órgão;</text:span></text:p>
        </text:list-item>
        <text:list-item>
          <text:p text:style-name="P34"><text:span text:style-name="T8">Exibir os detalhes da cronologia do órgão;</text:span></text:p>
        </text:list-item>
        <text:list-item>
          <text:p text:style-name="P35"><text:span text:style-name="T11">Adicionar órgão dentro um já existente, pela lista de órgãos, selecionando assim automaticamente este como órgão superior;</text:span></text:p>
        </text:list-item>
        <text:list-item>
          <text:p text:style-name="P35"><text:span text:style-name="T11">Ao editar órgão não permitir alterar o campo Status do Órgão;</text:span></text:p>
        </text:list-item>
        <text:list-item>
          <text:p text:style-name="P35"><text:span text:style-name="T11">Inativar um órgão inativa também todas a árvore hierárquica inferior (os subordinados, os subordinados destes e assim sucessivamente);</text:span></text:p>
        </text:list-item>
        <text:list-item>
          <text:p text:style-name="P34"><text:span text:style-name="T8">Inativar um órgão criando um ou mais órgãos, tendo assim um vínculo cronológico com estes;</text:span></text:p>
        </text:list-item>
        <text:list-item>
          <text:p text:style-name="P34"><text:span text:style-name="T8">Criar um órgão inativando um ou mais órgãos, tendo assim um vínculo cronológico com estes;</text:span></text:p>
        </text:list-item>
        <text:list-item>
          <text:p text:style-name="P34"><text:span text:style-name="T8">Na tela de inativar órgão, poder selecionar os subordinados para serem incorporados como subordinados do novo órgão que estiver sendo criado, criando assim um vínculo cronológico entre o órgão inativado e o novo, um vínculo hierárquico entre o novo e os novos subordinados que serão criados automaticamente e um vínculo cronológico entre os subordinados inativados e os novos;</text:span></text:p>
        </text:list-item>
        <text:list-item>
          <text:p text:style-name="P35"><text:span text:style-name="T8">Na tela de inativar órgão, liberar e obrigar o preenchimento do campo </text:span><text:span text:style-name="T9">Data do Fim da </text:span><text:span text:style-name="T10">V</text:span><text:span text:style-name="T9">igência d</text:span><text:span text:style-name="T10">o</text:span><text:span text:style-name="T9"> Órgão;</text:span></text:p>
        </text:list-item>
        <text:list-item>
          <text:p text:style-name="P35"><text:span text:style-name="T9">Na tela de cadastro de órgão, liberar e obrigar o preenchimento do campo Data do Fim da </text:span><text:span text:style-name="T10">V</text:span><text:span text:style-name="T9">igência d</text:span><text:span text:style-name="T10">o</text:span><text:span text:style-name="T9"> Órgão, para cada órgão que for selecionado para ser desativado (Cronologia);</text:span></text:p>
        </text:list-item>
      </text:list>
      <text:p text:style-name="P33"><text:span text:style-name="T9"/></text:p>
      <text:p text:style-name="P32"><text:span text:style-name="T9"/></text:p>
      <text:p text:style-name="P32"><text:span text:style-name="T9"/></text:p>
      <text:h text:style-name="P25" text:outline-level="2"><text:span text:style-name="T8">4.2 Requisitos Não Funcionais</text:span></text:h>
      <text:p text:style-name="P32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s2" text:anchor-type="paragraph" svg:x="0cm" svg:y="-1cm" svg:width="17cm" svg:height="1.533cm" draw:z-index="7"><draw:image xlink:href="Pictures/10000000000002830000003AF70A70BD.png" xlink:type="simple" xlink:show="embed" xlink:actuate="onLoad"/></draw:frame></text:p>
      </style:header>
      <style:footer>
        <text:p text:style-name="Footer"><draw:frame draw:style-name="Mfr1" draw:name="figuras1" text:anchor-type="paragraph" svg:x="0cm" svg:y="0cm" svg:width="17cm" svg:height="0.924cm" draw:z-index="12"><draw:image xlink:href="Pictures/10000000000002830000002392BDF3B8.png" xlink:type="simple" xlink:show="embed" xlink:actuate="onLoad"/></draw:frame><draw:frame draw:style-name="Mfr2" draw:name="figuras3" text:anchor-type="paragraph" svg:x="2.718cm" svg:y="0.258cm" svg:width="12.965cm" svg:height="0.529cm" draw:z-index="20"><draw:image xlink:href="Pictures/2000001700003A9900000103411B433B.svm" xlink:type="simple" xlink:show="embed" xlink:actuate="onLoad"/></draw:frame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4T10:41:15.86</meta:creation-date>
    <dc:date>2014-02-05T13:52:02.49</dc:date>
    <meta:editing-duration>PT7H4M24S</meta:editing-duration>
    <meta:editing-cycles>26</meta:editing-cycles>
    <meta:generator>LibreOffice/4.0.1.2$Windows_x86 LibreOffice_project/84102822e3d61eb989ddd325abf1ac077904985</meta:generator>
    <meta:document-statistic meta:table-count="2" meta:image-count="3" meta:object-count="0" meta:page-count="8" meta:paragraph-count="78" meta:word-count="616" meta:character-count="3507" meta:non-whitespace-character-count="2972"/>
  </office:meta>
</office:document-meta>
</file>